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c8c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326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2f57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tividad</text:span><text:span text:style-name="T1"> </text:span><text:span text:style-name="T3">11.</text:span><text:span text:style-name="T5">6</text:span><text:span text:style-name="T1">. </text:span><text:span text:style-name="T4">El rey Midas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6">Título</text:span></text:p>
            <text:p text:style-name="P5">Conten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4T18:38:24.196000000</dc:date>
    <meta:editing-duration>PT18M27S</meta:editing-duration>
    <meta:editing-cycles>31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8" meta:character-count="54" meta:non-whitespace-character-count="49"/>
  </office:meta>
</office:document-meta>
</file>